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4dd0e1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eeff41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303030" draw:stroke-linejoin="round" draw:fill="solid" draw:fill-color="#d0e0e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03030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00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ff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303030" draw:stroke-linejoin="round" draw:fill="solid" draw:fill-color="#4dd0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387cm" style:use-optimal-column-width="false"/>
    </style:style>
    <style:style style:name="co2" style:family="table-column">
      <style:table-column-properties style:column-width="3.241cm" style:use-optimal-column-width="false"/>
    </style:style>
    <style:style style:name="co3" style:family="table-column">
      <style:table-column-properties style:column-width="3.017cm" style:use-optimal-column-width="false"/>
    </style:style>
    <style:style style:name="co4" style:family="table-column">
      <style:table-column-properties style:column-width="3.207cm" style:use-optimal-column-width="false"/>
    </style:style>
    <style:style style:name="co5" style:family="table-column">
      <style:table-column-properties style:column-width="2.363cm" style:use-optimal-column-width="false"/>
    </style:style>
    <style:style style:name="co6" style:family="table-column">
      <style:table-column-properties style:column-width="2.175cm" style:use-optimal-column-width="false"/>
    </style:style>
    <style:style style:name="co7" style:family="table-column">
      <style:table-column-properties style:column-width="3.109cm" style:use-optimal-column-width="false"/>
    </style:style>
    <style:style style:name="co8" style:family="table-column">
      <style:table-column-properties style:column-width="2.662cm" style:use-optimal-column-width="false"/>
    </style:style>
    <style:style style:name="co9" style:family="table-column">
      <style:table-column-properties style:column-width="3.585cm" style:use-optimal-column-width="false"/>
    </style:style>
    <style:style style:name="co10" style:family="table-column">
      <style:table-column-properties style:column-width="2.156cm" style:use-optimal-column-width="false"/>
    </style:style>
    <style:style style:name="co11" style:family="table-column">
      <style:table-column-properties style:column-width="1.985cm" style:use-optimal-column-width="false"/>
    </style:style>
    <style:style style:name="co12" style:family="table-column">
      <style:table-column-properties style:column-width="2.838cm" style:use-optimal-column-width="false"/>
    </style:style>
    <style:style style:name="co13" style:family="table-column">
      <style:table-column-properties style:column-width="2.516cm" style:use-optimal-column-width="false"/>
    </style:style>
    <style:style style:name="co14" style:family="table-column">
      <style:table-column-properties style:column-width="3.186cm" style:use-optimal-column-width="false"/>
    </style:style>
    <style:style style:name="ro1" style:family="table-row">
      <style:table-row-properties style:row-height="1.187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305cm"/>
    </style:style>
    <style:style style:name="ro4" style:family="table-row">
      <style:table-row-properties style:row-height="1.049cm"/>
    </style:style>
    <style:style style:name="ro5" style:family="table-row">
      <style:table-row-properties style:row-height="1.152cm"/>
    </style:style>
    <style:style style:name="ro6" style:family="table-row">
      <style:table-row-properties style:row-height="1.153cm"/>
    </style:style>
    <style:style style:name="ce1" style:family="table-cell">
      <loext:graphic-properties draw:fill="solid" draw:fill-color="#eeeee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303030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f9900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4dd0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30303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f4ccc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4dd0e1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19" style:family="text">
      <style:text-properties fo:font-variant="normal" fo:text-transform="none" fo:color="#4dd0e1" style:text-line-through-style="none" style:text-line-through-type="none" style:text-position="0% 100%" style:font-name="Arial" fo:font-size="23.1000003814697pt" fo:letter-spacing="normal" fo:font-style="normal" style:text-underline-style="none" fo:font-weight="normal" style:font-name-asian="Arial" style:font-size-asian="23.1000003814697pt" style:font-style-asian="normal" style:font-weight-asian="normal" style:font-name-complex="Arial" style:font-size-complex="23.1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3cm" text:min-label-width="1.04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1cm" text:min-label-width="0.899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ow tables and indexes are stored on disk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d how they are queried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 concept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orage concept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able</text:span></text:p>
              </text:list-item>
              <text:list-item>
                <text:p text:style-name="P7"><text:span text:style-name="T4">Row_id</text:span></text:p>
              </text:list-item>
              <text:list-item>
                <text:p text:style-name="P7"><text:span text:style-name="T4">Page</text:span></text:p>
              </text:list-item>
              <text:list-item>
                <text:p text:style-name="P7"><text:span text:style-name="T4">IO</text:span></text:p>
              </text:list-item>
              <text:list-item>
                <text:p text:style-name="P7"><text:span text:style-name="T4">Heap data structure </text:span></text:p>
              </text:list-item>
              <text:list-item>
                <text:p text:style-name="P7"><text:span text:style-name="T4">Index data structure b-tree</text:span></text:p>
              </text:list-item>
              <text:list-item>
                <text:p text:style-name="P7"><text:span text:style-name="T4">Example of a query</text:span></text:p>
              </text:list-item>
            </text:list>
          </draw:text-box>
        </draw:frame>
        <presentation:notes draw:style-name="dp2">
          <draw:page-thumbnail draw:name="Google Shape;57;gf632cb5141_0_45:notes" draw:style-name="gr1" draw:layer="layout" svg:width="16.932cm" svg:height="9.524cm" svg:x="1.059cm" svg:y="1.905cm" draw:page-number="2" presentation:class="page"/>
          <draw:frame draw:name="Google Shape;58;gf632cb5141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al Table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095cm" presentation:class="title" presentation:user-transformed="true">
          <draw:text-box>
            <text:p text:style-name="P5"><text:span text:style-name="T3">Logical Table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<text:s/></text:span></text:p>
          </draw:text-box>
        </draw:frame>
        <draw:frame draw:name="Google Shape;68;p15" draw:style-name="standard" draw:layer="layout" svg:width="11.851cm" svg:height="5.099cm" svg:x="6.32cm" svg:y="4.7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6">emp_id</text:span></text:p>
              </table:table-cell>
              <table:table-cell>
                <text:p text:style-name="P5"><text:span text:style-name="T6">emp_name</text:span></text:p>
              </table:table-cell>
              <table:table-cell table:style-name="ce2">
                <text:p text:style-name="P5"><text:span text:style-name="T7">emp_dob</text:span></text:p>
              </table:table-cell>
              <table:table-cell>
                <text:p text:style-name="P5"><text:span text:style-name="T6">emp_salary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8">2000</text:span></text:p>
              </table:table-cell>
              <table:table-cell>
                <text:p text:style-name="P5"><text:span text:style-name="T8">Hussein</text:span></text:p>
              </table:table-cell>
              <table:table-cell>
                <text:p text:style-name="P5"><text:span text:style-name="T8">1/2/1988</text:span></text:p>
              </table:table-cell>
              <table:table-cell>
                <text:p text:style-name="P5"><text:span text:style-name="T8">$100,00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9">3000</text:span></text:p>
              </table:table-cell>
              <table:table-cell>
                <text:p text:style-name="P5"><text:span text:style-name="T9">Adam</text:span></text:p>
              </table:table-cell>
              <table:table-cell>
                <text:p text:style-name="P5"><text:span text:style-name="T9">3/2/1977</text:span></text:p>
              </table:table-cell>
              <table:table-cell>
                <text:p text:style-name="P5"><text:span text:style-name="T9">$200,000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9">4000</text:span></text:p>
              </table:table-cell>
              <table:table-cell>
                <text:p text:style-name="P5"><text:span text:style-name="T9">Ali</text:span></text:p>
              </table:table-cell>
              <table:table-cell>
                <text:p text:style-name="P5"><text:span text:style-name="T9">5/2/1982</text:span></text:p>
              </table:table-cell>
              <table:table-cell>
                <text:p text:style-name="P5"><text:span text:style-name="T9">$300,0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69;p15" draw:style-name="gr2" draw:text-style-name="P10" draw:layer="layout" svg:width="2.623cm" svg:height="1.101cm" svg:x="14.035cm" svg:y="2.237cm">
          <text:p text:style-name="P5"><text:span text:style-name="T10">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1.131cm" svg:height="2.144cm" svg:x="12.902cm" svg:y="2.7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2" draw:text-style-name="P10" draw:layer="layout" svg:width="2.623cm" svg:height="1.101cm" svg:x="1.993cm" svg:y="7.684cm">
          <text:p text:style-name="P5"><text:span text:style-name="T10">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4" draw:text-style-name="P11" draw:layer="layout" svg:width="3.095cm" svg:height="0.985cm" draw:transform="rotate (-3.14159265358979) translate (6.399cm 7.68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63;gf632cb5141_0_50:notes" draw:style-name="gr1" draw:layer="layout" svg:width="16.932cm" svg:height="9.524cm" svg:x="1.059cm" svg:y="1.905cm" draw:page-number="3" presentation:class="page"/>
          <draw:frame draw:name="Google Shape;64;gf632cb5141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_ID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095cm" presentation:class="title" presentation:user-transformed="true">
          <draw:text-box>
            <text:p text:style-name="P5"><text:span text:style-name="T3">Row_ID</text:span></text:p>
          </draw:text-box>
        </draw:frame>
        <draw:frame draw:name="Google Shape;78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5"><text:s/></text:span></text:p>
          </draw:text-box>
        </draw:frame>
        <draw:frame draw:name="Google Shape;79;p16" draw:style-name="standard" draw:layer="layout" svg:width="13.893cm" svg:height="5.099cm" svg:x="5.099cm" svg:y="5.396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 table:style-name="ce4">
                <text:p text:style-name="P5"><text:span text:style-name="T6">row_id</text:span></text:p>
              </table:table-cell>
              <table:table-cell>
                <text:p text:style-name="P5"><text:span text:style-name="T6">emp_id</text:span></text:p>
              </table:table-cell>
              <table:table-cell>
                <text:p text:style-name="P5"><text:span text:style-name="T6">emp_name</text:span></text:p>
              </table:table-cell>
              <table:table-cell>
                <text:p text:style-name="P5"><text:span text:style-name="T6">emp_dob</text:span></text:p>
              </table:table-cell>
              <table:table-cell>
                <text:p text:style-name="P5"><text:span text:style-name="T6">emp_salary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9">1</text:span></text:p>
              </table:table-cell>
              <table:table-cell>
                <text:p text:style-name="P5"><text:span text:style-name="T9">2000</text:span></text:p>
              </table:table-cell>
              <table:table-cell>
                <text:p text:style-name="P5"><text:span text:style-name="T9">Hussein</text:span></text:p>
              </table:table-cell>
              <table:table-cell>
                <text:p text:style-name="P5"><text:span text:style-name="T9">1/2/1988</text:span></text:p>
              </table:table-cell>
              <table:table-cell>
                <text:p text:style-name="P5"><text:span text:style-name="T9">$100,00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9">2</text:span></text:p>
              </table:table-cell>
              <table:table-cell>
                <text:p text:style-name="P5"><text:span text:style-name="T9">3000</text:span></text:p>
              </table:table-cell>
              <table:table-cell>
                <text:p text:style-name="P5"><text:span text:style-name="T9">Adam</text:span></text:p>
              </table:table-cell>
              <table:table-cell>
                <text:p text:style-name="P5"><text:span text:style-name="T9">3/2/1977</text:span></text:p>
              </table:table-cell>
              <table:table-cell>
                <text:p text:style-name="P5"><text:span text:style-name="T9">$200,000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9">3</text:span></text:p>
              </table:table-cell>
              <table:table-cell>
                <text:p text:style-name="P5"><text:span text:style-name="T9">4000</text:span></text:p>
              </table:table-cell>
              <table:table-cell>
                <text:p text:style-name="P5"><text:span text:style-name="T9">Ali</text:span></text:p>
              </table:table-cell>
              <table:table-cell>
                <text:p text:style-name="P5"><text:span text:style-name="T9">5/2/1982</text:span></text:p>
              </table:table-cell>
              <table:table-cell>
                <text:p text:style-name="P5"><text:span text:style-name="T9">$300,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80;p16" draw:style-name="gr2" draw:text-style-name="P10" draw:layer="layout" svg:width="19.642cm" svg:height="2.285cm" svg:x="0.866cm" svg:y="2.847cm">
          <text:list text:style-name="L7">
            <text:list-item>
              <text:p text:style-name="P12"><text:span text:style-name="T10">Internal and system maintained</text:span></text:p>
            </text:list-item>
            <text:list-item>
              <text:p text:style-name="P12"><text:span text:style-name="T10">In certain databases (mysql -innoDB) it is the same as the primary key but other databases like Postgres have a system column row_id (tuple_i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f632cb5141_0_56:notes" draw:style-name="gr1" draw:layer="layout" svg:width="16.932cm" svg:height="9.524cm" svg:x="1.059cm" svg:y="1.905cm" draw:page-number="4" presentation:class="page"/>
          <draw:frame draw:name="Google Shape;75;gf632cb5141_0_5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" draw:style-name="dp1" draw:master-page-name="TITLE_5f_AND_5f_BODY" presentation:presentation-page-layout-name="AL2T1">
        <draw:custom-shape draw:name="Google Shape;85;p17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presentation:style-name="pr4" draw:text-style-name="P6" draw:layer="layout" svg:width="17.295cm" svg:height="1.59cm" svg:x="0.866cm" svg:y="0.767cm" presentation:class="title" presentation:user-transformed="true">
          <draw:text-box>
            <text:p text:style-name="P5"><text:span text:style-name="T3">Page</text:span></text:p>
          </draw:text-box>
        </draw:frame>
        <draw:frame draw:name="Google Shape;87;p17" draw:style-name="standard" draw:layer="layout" svg:width="12.68cm" svg:height="6.809cm" svg:x="2.188cm" svg:y="7.024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1">
              <table:table-cell table:style-name="ce4">
                <text:p text:style-name="P5"><text:span text:style-name="T11">row_id</text:span></text:p>
              </table:table-cell>
              <table:table-cell>
                <text:p text:style-name="P5"><text:span text:style-name="T11">emp_id</text:span></text:p>
              </table:table-cell>
              <table:table-cell>
                <text:p text:style-name="P5"><text:span text:style-name="T11">emp_name</text:span></text:p>
              </table:table-cell>
              <table:table-cell>
                <text:p text:style-name="P5"><text:span text:style-name="T11">emp_dob</text:span></text:p>
              </table:table-cell>
              <table:table-cell>
                <text:p text:style-name="P5"><text:span text:style-name="T11">emp_salary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12">1</text:span></text:p>
              </table:table-cell>
              <table:table-cell>
                <text:p text:style-name="P5"><text:span text:style-name="T12">10</text:span></text:p>
              </table:table-cell>
              <table:table-cell>
                <text:p text:style-name="P5"><text:span text:style-name="T12">Hussein</text:span></text:p>
              </table:table-cell>
              <table:table-cell>
                <text:p text:style-name="P5"><text:span text:style-name="T12">1/2/1988</text:span></text:p>
              </table:table-cell>
              <table:table-cell>
                <text:p text:style-name="P5"><text:span text:style-name="T12">$100,000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12">2</text:span></text:p>
              </table:table-cell>
              <table:table-cell>
                <text:p text:style-name="P5"><text:span text:style-name="T12">20</text:span></text:p>
              </table:table-cell>
              <table:table-cell>
                <text:p text:style-name="P5"><text:span text:style-name="T12">Adam</text:span></text:p>
              </table:table-cell>
              <table:table-cell>
                <text:p text:style-name="P5"><text:span text:style-name="T12">3/2/1977</text:span></text:p>
              </table:table-cell>
              <table:table-cell>
                <text:p text:style-name="P5"><text:span text:style-name="T12">$200,000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30</text:span></text:p>
              </table:table-cell>
              <table:table-cell>
                <text:p text:style-name="P5"><text:span text:style-name="T12">Ali</text:span></text:p>
              </table:table-cell>
              <table:table-cell>
                <text:p text:style-name="P5"><text:span text:style-name="T12">5/2/1982</text:span></text:p>
              </table:table-cell>
              <table:table-cell>
                <text:p text:style-name="P5"><text:span text:style-name="T12">$300,000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12">...</text:span></text:p>
              </table:table-cell>
              <table:table-cell>
                <text:p text:style-name="P5"><text:span text:style-name="T12">..</text:span></text:p>
              </table:table-cell>
              <table:table-cell>
                <text:p text:style-name="P5"><text:span text:style-name="T12">...</text:span></text:p>
              </table:table-cell>
              <table:table-cell>
                <text:p text:style-name="P5"><text:span text:style-name="T12">…</text:span><text:span text:style-name="T12">.</text:span></text:p>
              </table:table-cell>
              <table:table-cell>
                <text:p text:style-name="P5"><text:span text:style-name="T12">…</text:span><text:span text:style-name="T12">.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12">1000</text:span></text:p>
              </table:table-cell>
              <table:table-cell>
                <text:p text:style-name="P5"><text:span text:style-name="T12">10000</text:span></text:p>
              </table:table-cell>
              <table:table-cell>
                <text:p text:style-name="P5"><text:span text:style-name="T12">Eddard</text:span></text:p>
              </table:table-cell>
              <table:table-cell>
                <text:p text:style-name="P5"><text:span text:style-name="T12">1/27/1999</text:span></text:p>
              </table:table-cell>
              <table:table-cell>
                <text:p text:style-name="P5"><text:span text:style-name="T12">$250,0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88;p17" draw:style-name="gr2" draw:text-style-name="P10" draw:layer="layout" svg:width="16.755cm" svg:height="5.837cm" svg:x="0.748cm" svg:y="2.184cm">
          <text:list text:style-name="L7">
            <text:list-item>
              <text:p text:style-name="P12"><text:span text:style-name="T10">Depending on the storage model (row vs column store), the rows are stored and read in logical pages. </text:span></text:p>
            </text:list-item>
            <text:list-item>
              <text:p text:style-name="P12"><text:span text:style-name="T10">The database doesn’t read a single row, it reads a page or more in a single IO and we get a lot of rows in that IO.</text:span></text:p>
            </text:list-item>
            <text:list-item>
              <text:p text:style-name="P12"><text:span text:style-name="T10">Each page has a size (e.g. 8KB in postgres, 16KB in MySQL)</text:span></text:p>
            </text:list-item>
            <text:list-item>
              <text:p text:style-name="P12"><text:span text:style-name="T10">Assume each page holds 3 rows in this example, with 1001 rows you will have 1001/3 = 333~ pages</text:span></text:p>
            </text:list-item>
          </text:list>
          <text:p text:style-name="P5"><text:span text:style-name="T10"/></text:p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13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6" draw:text-style-name="P13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6" draw:text-style-name="P13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6" draw:text-style-name="P13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f632cb5141_0_67:notes" draw:style-name="gr1" draw:layer="layout" svg:width="16.932cm" svg:height="9.524cm" svg:x="1.059cm" svg:y="1.905cm" draw:page-number="5" presentation:class="page"/>
          <draw:frame draw:name="Google Shape;83;gf632cb5141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O" draw:style-name="dp1" draw:master-page-name="TITLE_5f_AND_5f_BODY" presentation:presentation-page-layout-name="AL2T1">
        <draw:frame draw:name="Google Shape;102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O</text:span></text:p>
          </draw:text-box>
        </draw:frame>
        <draw:custom-shape draw:name="Google Shape;103;p18" draw:style-name="gr2" draw:text-style-name="P10" draw:layer="layout" svg:width="18.328cm" svg:height="9.066cm" svg:x="1.077cm" svg:y="3.129cm">
          <text:list text:style-name="L9">
            <text:list-item>
              <text:p text:style-name="P14"><text:span text:style-name="T14">IO operation (input/output) is a read request to the disk</text:span></text:p>
            </text:list-item>
            <text:list-item>
              <text:p text:style-name="P14"><text:span text:style-name="T14">We try to minimize this as much as possible</text:span></text:p>
            </text:list-item>
            <text:list-item>
              <text:p text:style-name="P14"><text:span text:style-name="T14">An IO can fetch 1 page or more depending on the disk partitions and other factors </text:span></text:p>
            </text:list-item>
            <text:list-item>
              <text:p text:style-name="P14"><text:span text:style-name="T14">An IO cannot read a single row, its a page with many rows in them, you get them for free. </text:span></text:p>
            </text:list-item>
            <text:list-item>
              <text:p text:style-name="P14"><text:span text:style-name="T14">You want to minimize the number of IOs as they are expensive. </text:span></text:p>
            </text:list-item>
            <text:list-item>
              <text:p text:style-name="P14"><text:span text:style-name="T14">Some IOs in operating systems goes to the operating system cache and not dis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6" draw:text-style-name="P13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6" draw:text-style-name="P13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6" draw:text-style-name="P13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6" draw:text-style-name="P13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f632cb5141_0_82:notes" draw:style-name="gr1" draw:layer="layout" svg:width="16.932cm" svg:height="9.524cm" svg:x="1.059cm" svg:y="1.905cm" draw:page-number="6" presentation:class="page"/>
          <draw:frame draw:name="Google Shape;100;gf632cb5141_0_8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p" draw:style-name="dp1" draw:master-page-name="TITLE_5f_AND_5f_BODY" presentation:presentation-page-layout-name="AL2T1">
        <draw:frame draw:name="Google Shape;118;p19" presentation:style-name="pr4" draw:text-style-name="P6" draw:layer="layout" svg:width="23.667cm" svg:height="1.59cm" svg:x="0.813cm" svg:y="1.236cm" presentation:class="title" presentation:user-transformed="true">
          <draw:text-box>
            <text:p text:style-name="P5"><text:span text:style-name="T3">Heap</text:span></text:p>
          </draw:text-box>
        </draw:frame>
        <draw:custom-shape draw:name="Google Shape;119;p19" draw:style-name="gr2" draw:text-style-name="P10" draw:layer="layout" svg:width="17.717cm" svg:height="8.115cm" svg:x="1.077cm" svg:y="3.129cm">
          <text:list text:style-name="L9">
            <text:list-item>
              <text:p text:style-name="P14"><text:span text:style-name="T14">The Heap is data structure where the table is stored with all its pages one after another. </text:span></text:p>
            </text:list-item>
            <text:list-item>
              <text:p text:style-name="P14"><text:span text:style-name="T14">This is where the actual data is stored including everything</text:span></text:p>
            </text:list-item>
            <text:list-item>
              <text:p text:style-name="P14"><text:span text:style-name="T14">Traversing the heap is expensive as we need to read so may data to find what we want</text:span></text:p>
            </text:list-item>
            <text:list-item>
              <text:p text:style-name="P14"><text:span text:style-name="T14">That is why we need indexes that help tell us exactly what part of the heap we need to read. What page(s) of the heap we need to pu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2" draw:text-style-name="P10" draw:layer="layout" svg:width="2.159cm" svg:height="1.101cm" svg:x="17.598cm" svg:y="0.43cm">
          <text:p text:style-name="P5"><text:span text:style-name="T15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9" draw:style-name="gr6" draw:text-style-name="P13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9" draw:style-name="gr6" draw:text-style-name="P13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6" draw:text-style-name="P13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6" draw:text-style-name="P13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f632cb5141_0_95:notes" draw:style-name="gr1" draw:layer="layout" svg:width="16.932cm" svg:height="9.524cm" svg:x="1.059cm" svg:y="1.905cm" draw:page-number="7" presentation:class="page"/>
          <draw:frame draw:name="Google Shape;116;gf632cb5141_0_9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" draw:style-name="dp1" draw:master-page-name="TITLE_5f_AND_5f_BODY" presentation:presentation-page-layout-name="AL2T1">
        <draw:frame draw:name="Google Shape;13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dex</text:span></text:p>
          </draw:text-box>
        </draw:frame>
        <draw:custom-shape draw:name="Google Shape;136;p20" draw:style-name="gr2" draw:text-style-name="P10" draw:layer="layout" svg:width="21.872cm" svg:height="10.968cm" svg:x="0.702cm" svg:y="2.827cm">
          <text:list text:style-name="L9">
            <text:list-item>
              <text:p text:style-name="P14"><text:span text:style-name="T14">An index is another data structure separate from the heap that has “pointers” to the heap</text:span></text:p>
            </text:list-item>
            <text:list-item>
              <text:p text:style-name="P14"><text:span text:style-name="T14">It has part of the data and used to quickly search for something</text:span></text:p>
            </text:list-item>
            <text:list-item>
              <text:p text:style-name="P14"><text:span text:style-name="T14">You can index on one column or more. </text:span></text:p>
            </text:list-item>
            <text:list-item>
              <text:p text:style-name="P14"><text:span text:style-name="T14">Once you find a value of the index, you go to the heap to fetch more information where everything is there</text:span></text:p>
            </text:list-item>
            <text:list-item>
              <text:p text:style-name="P14"><text:span text:style-name="T14">Index tells you EXACTLY which page to fetch in the heap instead of taking the hit to scan every page in the heap</text:span></text:p>
            </text:list-item>
            <text:list-item>
              <text:p text:style-name="P14"><text:span text:style-name="T14">The index is also stored as pages and cost IO to pull the entries of the index. </text:span></text:p>
            </text:list-item>
            <text:list-item>
              <text:p text:style-name="P14"><text:span text:style-name="T14">The smaller the index, the more it can fit in memory the faster the search</text:span></text:p>
            </text:list-item>
            <text:list-item>
              <text:p text:style-name="P14"><text:span text:style-name="T14">Popular data structure for index is b-trees, learn more on that in the b-tree se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f632cb5141_0_111:notes" draw:style-name="gr1" draw:layer="layout" svg:width="16.932cm" svg:height="9.524cm" svg:x="1.059cm" svg:y="1.905cm" draw:page-number="8" presentation:class="page"/>
          <draw:frame draw:name="Google Shape;133;gf632cb5141_0_1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41;p21" draw:style-name="gr7" draw:text-style-name="P10" draw:layer="layout" svg:width="9.858cm" svg:height="13.337cm" svg:x="3.185cm" svg:y="0.496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2" draw:text-style-name="P10" draw:layer="layout" svg:width="3.333cm" svg:height="1.693cm" svg:x="0.649cm" svg:y="0.621cm">
          <text:p text:style-name="P5"><text:span text:style-name="T7">Index on EMP_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1" draw:style-name="gr8" draw:text-style-name="P15" draw:layer="layout" svg:width="8.779cm" svg:height="3.142cm" svg:x="3.631cm" svg:y="1.421cm">
          <text:p text:style-name="P1"><text:span text:style-name="T13">10 (1,0) | 20 (2,0) | 30 (3,0) </text:span></text:p>
          <text:p text:style-name="P1"><text:span text:style-name="T13">40 (4,1) | 50 (5,1) | 60 (6,1) </text:span></text:p>
          <text:p text:style-name="P1"><text:span text:style-name="T13">70 (7,2) | 80 (8,2) | 90 (9,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2" draw:text-style-name="P10" draw:layer="layout" svg:width="2.277cm" svg:height="1.101cm" svg:x="6.976cm" svg:y="0.496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1" draw:style-name="gr2" draw:text-style-name="P10" draw:layer="layout" svg:width="2.159cm" svg:height="1.101cm" svg:x="17.598cm" svg:y="0.43cm">
          <text:p text:style-name="P5"><text:span text:style-name="T15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1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1" draw:style-name="gr9" draw:text-style-name="P16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1" draw:style-name="gr9" draw:text-style-name="P16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9" draw:text-style-name="P16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1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1" draw:style-name="gr9" draw:text-style-name="P16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1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1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1" draw:style-name="gr2" draw:text-style-name="P10" draw:layer="layout" svg:width="2.277cm" svg:height="1.101cm" svg:x="6.976cm" svg:y="4.56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1" draw:style-name="gr2" draw:text-style-name="P10" draw:layer="layout" svg:width="2.277cm" svg:height="1.101cm" svg:x="6.976cm" svg:y="8.467cm">
          <text:p text:style-name="P5"><text:span text:style-name="T10">…</text:span><text:span text:style-name="T10">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1" draw:style-name="gr8" draw:text-style-name="P15" draw:layer="layout" svg:width="8.779cm" svg:height="3.142cm" svg:x="3.631cm" svg:y="5.462cm">
          <text:p text:style-name="P1"><text:span text:style-name="T13">100 (10,3) | 110 (11,3) | 120 (12,3) </text:span></text:p>
          <text:p text:style-name="P1"><text:span text:style-name="T13">130 (13,4) | 140 (14,4) | 150 (15,4) </text:span></text:p>
          <text:p text:style-name="P1"><text:span text:style-name="T13">160 (16,5) | 170 (17,5) | 180 (18,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1" draw:style-name="gr2" draw:text-style-name="P10" draw:layer="layout" svg:width="2.277cm" svg:height="1.101cm" svg:x="6.576cm" svg:y="9.446cm">
          <text:p text:style-name="P5"><text:span text:style-name="T10">Page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8" draw:text-style-name="P15" draw:layer="layout" svg:width="8.779cm" svg:height="3.142cm" svg:x="3.631cm" svg:y="10.346cm">
          <text:p text:style-name="P17"><text:span text:style-name="T16">9920 (992,331) | 9930 (993,331) | 9940 (994,331) </text:span></text:p>
          <text:p text:style-name="P17"><text:span text:style-name="T16">9950 (995,332) | 9960 (996,332) | 9970 (997,332) </text:span></text:p>
          <text:p text:style-name="P17"><text:span text:style-name="T16">9980 (998,333) | 9990 (999,333) | 10000 (1000,33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10" draw:text-style-name="P11" draw:layer="layout" svg:width="2.558cm" svg:height="2.532cm" draw:transform="rotate (-3.14159265358979) translate (3.631cm 5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1" draw:style-name="gr11" draw:text-style-name="P10" draw:layer="layout" svg:width="2.675cm" svg:height="3.469cm" svg:x="0.274cm" svg:y="5.525cm">
          <text:p text:style-name="P5"><text:span text:style-name="T7">IO1 on the index to find the page/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12" draw:text-style-name="P11" draw:layer="layout" svg:width="3.802cm" svg:height="3.221cm" svg:x="16.072cm" svg:y="4.8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1" draw:style-name="gr13" draw:text-style-name="P10" draw:layer="layout" svg:width="2.675cm" svg:height="5.837cm" svg:x="14.406cm" svg:y="3.338cm">
          <text:p text:style-name="P5"><text:span text:style-name="T17">IO2 on the heap to pull exactly the page(s) we found in the 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f632cb5141_0_117:notes" draw:style-name="gr1" draw:layer="layout" svg:width="16.932cm" svg:height="9.524cm" svg:x="1.059cm" svg:y="1.905cm" draw:page-number="9" presentation:class="page"/>
          <draw:frame draw:name="Google Shape;139;gf632cb5141_0_11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Index - &#10;SELECT * FROM EMP WHERE EMP_ID = 10000;" draw:style-name="dp1" draw:master-page-name="TITLE_5f_AND_5f_BODY" presentation:presentation-page-layout-name="AL2T1">
        <draw:custom-shape draw:name="Google Shape;169;p22" draw:style-name="gr2" draw:text-style-name="P10" draw:layer="layout" svg:width="2.159cm" svg:height="1.101cm" svg:x="17.598cm" svg:y="0.43cm">
          <text:p text:style-name="P5"><text:span text:style-name="T15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2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2" draw:style-name="gr9" draw:text-style-name="P16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2" draw:style-name="gr9" draw:text-style-name="P16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2" draw:style-name="gr9" draw:text-style-name="P16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2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2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2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2" draw:style-name="gr9" draw:text-style-name="P16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12" draw:text-style-name="P11" xml:id="id1" draw:id="id1" draw:layer="layout" svg:width="4.366cm" svg:height="0.022cm" draw:transform="rotate (-3.14159265358979) translate (18.984cm 2.89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81;p22" presentation:style-name="pr4" draw:text-style-name="P6" draw:layer="layout" svg:width="11.833cm" svg:height="5.907cm" svg:x="0.866cm" svg:y="4.19cm" presentation:class="title" presentation:user-transformed="true">
          <draw:text-box>
            <text:p text:style-name="P5"><text:span text:style-name="T3">No Index - </text:span><text:span text:style-name="T3"><text:line-break/></text:span><text:span text:style-name="T3">SELECT * FROM EMP WHERE EMP_ID = 10000;</text:span></text:p>
          </draw:text-box>
        </draw:frame>
        <draw:custom-shape draw:name="Google Shape;182;p22" draw:style-name="gr12" draw:text-style-name="P11" xml:id="id2" draw:id="id2" draw:layer="layout" svg:width="4.366cm" svg:height="0.022cm" draw:transform="rotate (-3.14159265358979) translate (18.844cm 6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22" draw:style-name="gr12" draw:text-style-name="P11" xml:id="id3" draw:id="id3" draw:layer="layout" svg:width="4.366cm" svg:height="0.022cm" draw:transform="rotate (-3.14159265358979) translate (18.844cm 8.0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4;p22" draw:style-name="gr12" draw:text-style-name="P11" xml:id="id4" draw:id="id4" draw:layer="layout" svg:width="4.366cm" svg:height="0.022cm" draw:transform="rotate (-3.14159265358979) translate (18.657cm 8.9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5;p22" draw:style-name="gr12" draw:text-style-name="P11" xml:id="id5" draw:id="id5" draw:layer="layout" svg:width="4.366cm" svg:height="0.022cm" draw:transform="rotate (-3.14159265358979) translate (18.657cm 9.3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6;p22" draw:style-name="gr12" draw:text-style-name="P11" xml:id="id6" draw:id="id6" draw:layer="layout" svg:width="4.366cm" svg:height="0.022cm" draw:transform="rotate (-3.14159265358979) translate (18.657cm 9.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7;p22" draw:style-name="gr12" draw:text-style-name="P11" xml:id="id7" draw:id="id7" draw:layer="layout" svg:width="4.366cm" svg:height="0.022cm" draw:transform="rotate (-3.14159265358979) translate (18.984cm 8.9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2" draw:style-name="gr12" draw:text-style-name="P11" xml:id="id8" draw:id="id8" draw:layer="layout" svg:width="4.366cm" svg:height="0.022cm" draw:transform="rotate (-3.14159265358979) translate (18.984cm 9.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2" draw:style-name="gr12" draw:text-style-name="P11" xml:id="id9" draw:id="id9" draw:layer="layout" svg:width="4.366cm" svg:height="0.022cm" draw:transform="rotate (-3.14159265358979) translate (18.984cm 9.7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2" draw:style-name="gr14" draw:text-style-name="P11" xml:id="id10" draw:id="id10" draw:layer="layout" svg:width="4.366cm" svg:height="0.022cm" draw:transform="rotate (-3.14159265358979) translate (18.984cm 11.929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66;gf632cb5141_0_190:notes" draw:style-name="gr1" draw:layer="layout" svg:width="16.932cm" svg:height="9.524cm" svg:x="1.059cm" svg:y="1.905cm" draw:page-number="10" presentation:class="page"/>
          <draw:frame draw:name="Google Shape;167;gf632cb5141_0_19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000 (1000,333)" draw:style-name="dp1" draw:master-page-name="TITLE_5f_AND_5f_BODY" presentation:presentation-page-layout-name="AL2T1">
        <draw:frame draw:name="Google Shape;195;p23" presentation:style-name="pr4" draw:text-style-name="P6" draw:layer="layout" svg:width="11.833cm" svg:height="5.907cm" svg:x="0.866cm" svg:y="4.19cm" presentation:class="title" presentation:user-transformed="true">
          <draw:text-box>
            <text:p text:style-name="P5"><text:span text:style-name="T3">With Index - </text:span><text:span text:style-name="T3"><text:line-break/></text:span><text:span text:style-name="T3">SELECT * FROM EMP WHERE EMP_ID = 10000;</text:span></text:p>
          </draw:text-box>
        </draw:frame>
        <draw:custom-shape draw:name="Google Shape;196;p23" draw:style-name="gr7" draw:text-style-name="P10" draw:layer="layout" svg:width="9.858cm" svg:height="13.337cm" svg:x="14.828cm" svg:y="0.475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2" draw:text-style-name="P10" draw:layer="layout" svg:width="3.333cm" svg:height="1.693cm" svg:x="12.292cm" svg:y="0.599cm">
          <text:p text:style-name="P5"><text:span text:style-name="T7">Index on EMP_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8" draw:text-style-name="P15" draw:layer="layout" svg:width="8.779cm" svg:height="3.142cm" svg:x="15.274cm" svg:y="1.399cm">
          <text:p text:style-name="P1"><text:span text:style-name="T13">10 (1,0) | 20 (2,0) | 30 (3,0) </text:span></text:p>
          <text:p text:style-name="P1"><text:span text:style-name="T13">40 (4,1) | 50 (5,1) | 60 (6,1) </text:span></text:p>
          <text:p text:style-name="P1"><text:span text:style-name="T13">70 (7,2) | 80 (8,2) | 90 (9,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3" draw:style-name="gr2" draw:text-style-name="P10" draw:layer="layout" svg:width="2.277cm" svg:height="1.101cm" svg:x="18.619cm" svg:y="0.475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3" draw:style-name="gr2" draw:text-style-name="P10" draw:layer="layout" svg:width="2.277cm" svg:height="1.101cm" svg:x="18.619cm" svg:y="4.542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3" draw:style-name="gr2" draw:text-style-name="P10" draw:layer="layout" svg:width="2.277cm" svg:height="1.101cm" svg:x="18.619cm" svg:y="8.445cm">
          <text:p text:style-name="P5"><text:span text:style-name="T10">…</text:span><text:span text:style-name="T10">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3" draw:style-name="gr8" draw:text-style-name="P15" draw:layer="layout" svg:width="8.779cm" svg:height="3.142cm" svg:x="15.274cm" svg:y="5.44cm">
          <text:p text:style-name="P1"><text:span text:style-name="T13">100 (10,3) | 110 (11,3) | 120 (12,3) </text:span></text:p>
          <text:p text:style-name="P1"><text:span text:style-name="T13">130 (13,4) | 140 (14,4) | 150 (15,4) </text:span></text:p>
          <text:p text:style-name="P1"><text:span text:style-name="T13">160 (16,5) | 170 (17,5) | 180 (18,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3" draw:style-name="gr2" draw:text-style-name="P10" draw:layer="layout" svg:width="2.277cm" svg:height="1.101cm" svg:x="18.22cm" svg:y="9.424cm">
          <text:p text:style-name="P5"><text:span text:style-name="T10">Page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3" draw:style-name="gr8" draw:text-style-name="P15" draw:layer="layout" svg:width="8.779cm" svg:height="3.142cm" svg:x="15.274cm" svg:y="10.324cm">
          <text:p text:style-name="P17"><text:span text:style-name="T16">9920 (992,331) | 9930 (993,331) | 9940 (994,331) </text:span></text:p>
          <text:p text:style-name="P17"><text:span text:style-name="T16">9950 (995,332) | 9960 (996,332) | 9970 (997,332) </text:span></text:p>
          <text:p text:style-name="P17"><text:span text:style-name="T16">9980 (998,333) | 9990 (999,333) | 10000 (1000,33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3" draw:style-name="gr10" draw:text-style-name="P11" xml:id="id12" draw:id="id12" draw:layer="layout" svg:width="3.544cm" svg:height="0.164cm" draw:transform="rotate (-3.14159265358979) translate (14.711cm 11.0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3" draw:style-name="gr10" draw:text-style-name="P11" xml:id="id11" draw:id="id11" draw:layer="layout" svg:width="3.544cm" svg:height="0.164cm" draw:transform="rotate (-3.14159265358979) translate (14.711cm 3.15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7;p23" presentation:style-name="pr4" draw:text-style-name="P6" xml:id="id13" draw:id="id13" draw:layer="layout" svg:width="11.833cm" svg:height="2.279cm" svg:x="2.745cm" svg:y="11.133cm" presentation:class="title" presentation:user-transformed="true">
          <draw:text-box>
            <text:p text:style-name="P17"><text:span text:style-name="T18">10000 (1000,333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92;gf632cb5141_0_227:notes" draw:style-name="gr1" draw:layer="layout" svg:width="16.932cm" svg:height="9.524cm" svg:x="1.059cm" svg:y="1.905cm" draw:page-number="11" presentation:class="page"/>
          <draw:frame draw:name="Google Shape;193;gf632cb5141_0_22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000 (1000,333)&#10;Fetch page 333, and pull row 10000" draw:style-name="dp1" draw:master-page-name="TITLE_5f_AND_5f_BODY" presentation:presentation-page-layout-name="AL2T1">
        <draw:custom-shape draw:name="Google Shape;212;p24" draw:style-name="gr2" draw:text-style-name="P10" draw:layer="layout" svg:width="2.159cm" svg:height="1.101cm" svg:x="17.598cm" svg:y="0.43cm">
          <text:p text:style-name="P5"><text:span text:style-name="T15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4" draw:style-name="gr5" draw:text-style-name="P10" draw:layer="layout" svg:width="5.867cm" svg:height="13.403cm" svg:x="19.312cm" svg:y="0.43cm"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4" draw:style-name="gr9" draw:text-style-name="P16" draw:layer="layout" svg:width="4.764cm" svg:height="3.142cm" svg:x="19.875cm" svg:y="1.63cm">
          <text:p text:style-name="P5"><text:span text:style-name="T13">1,10,Hussein,1/2/1988,$100,000|2, 20,Adam,3/2/1977|3,30,Ali,5/2/1982,$30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4" draw:style-name="gr9" draw:text-style-name="P16" draw:layer="layout" svg:width="4.764cm" svg:height="1.008cm" svg:x="19.875cm" svg:y="5.783cm">
          <text:p text:style-name="P5"><text:span text:style-name="T13">( Rows 4,5,6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4" draw:style-name="gr15" draw:text-style-name="P18" draw:layer="layout" svg:width="4.764cm" svg:height="3.142cm" svg:x="19.875cm" svg:y="10.346cm">
          <text:p text:style-name="P5"><text:span text:style-name="T13">More rows….1000,10000,Eddard,1/27/1999,$250,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4" draw:style-name="gr2" draw:text-style-name="P10" draw:layer="layout" svg:width="2.277cm" svg:height="1.101cm" svg:x="21.119cm" svg:y="0.313cm">
          <text:p text:style-name="P5"><text:span text:style-name="T10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4" draw:style-name="gr2" draw:text-style-name="P10" draw:layer="layout" svg:width="2.277cm" svg:height="1.101cm" svg:x="21.119cm" svg:y="4.774cm">
          <text:p text:style-name="P5"><text:span text:style-name="T10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4" draw:style-name="gr2" draw:text-style-name="P10" draw:layer="layout" svg:width="2.911cm" svg:height="1.101cm" svg:x="20.696cm" svg:y="9.446cm">
          <text:p text:style-name="P5"><text:span text:style-name="T10">Page 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4" draw:style-name="gr9" draw:text-style-name="P16" draw:layer="layout" svg:width="4.764cm" svg:height="1.008cm" svg:x="19.875cm" svg:y="7.56cm">
          <text:p text:style-name="P5"><text:span text:style-name="T13">( Rows 7,8,9 ) …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4" draw:style-name="gr2" draw:text-style-name="P10" draw:layer="layout" svg:width="2.277cm" svg:height="1.101cm" svg:x="21.119cm" svg:y="6.55cm">
          <text:p text:style-name="P5"><text:span text:style-name="T10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4" draw:style-name="gr2" draw:text-style-name="P10" draw:layer="layout" svg:width="2.277cm" svg:height="1.101cm" svg:x="21.319cm" svg:y="8.367cm">
          <text:p text:style-name="P5"><text:span text:style-name="T10">…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24" presentation:style-name="pr4" draw:text-style-name="P6" draw:layer="layout" svg:width="11.833cm" svg:height="5.907cm" svg:x="0.866cm" svg:y="4.19cm" presentation:class="title" presentation:user-transformed="true">
          <draw:text-box>
            <text:p text:style-name="P5"><text:span text:style-name="T3">With Index - </text:span><text:span text:style-name="T3"><text:line-break/></text:span><text:span text:style-name="T3">SELECT * FROM EMP WHERE EMP_ID = 10000;</text:span></text:p>
          </draw:text-box>
        </draw:frame>
        <draw:custom-shape draw:name="Google Shape;224;p24" draw:style-name="gr14" draw:text-style-name="P11" xml:id="id14" draw:id="id14" draw:layer="layout" svg:width="4.366cm" svg:height="0.022cm" draw:transform="rotate (-3.14159265358979) translate (18.984cm 11.92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25;p24" presentation:style-name="pr16" draw:text-style-name="P6" draw:layer="layout" svg:width="11.833cm" svg:height="2.279cm" svg:x="1.782cm" svg:y="0.43cm" presentation:class="title" presentation:user-transformed="true">
          <draw:text-box>
            <text:p text:style-name="P17"><text:span text:style-name="T19">10000 (1000,333)</text:span><text:span text:style-name="T19"><text:line-break/></text:span><text:span text:style-name="T19">Fetch page 333, and pull row 10000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209;gf632cb5141_0_265:notes" draw:style-name="gr1" draw:layer="layout" svg:width="16.932cm" svg:height="9.524cm" svg:x="1.059cm" svg:y="1.905cm" draw:page-number="12" presentation:class="page"/>
          <draw:frame draw:name="Google Shape;210;gf632cb5141_0_26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s&#9;" draw:style-name="dp1" draw:master-page-name="TITLE_5f_AND_5f_BODY" presentation:presentation-page-layout-name="AL2T1">
        <draw:frame draw:name="Google Shape;230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otes</text:span><text:span text:style-name="T3"><text:tab/></text:span></text:p>
          </draw:text-box>
        </draw:frame>
        <draw:frame draw:name="Google Shape;231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Sometimes the heap table can be organized around a single index. This is called a clustered index or an Index Organized Table.</text:span></text:p>
              </text:list-item>
              <text:list-item>
                <text:p text:style-name="P7"><text:span text:style-name="T5">Primary key is usually a clustered index unless otherwise specified. </text:span></text:p>
              </text:list-item>
              <text:list-item>
                <text:p text:style-name="P7"><text:span text:style-name="T5">MySQL InnoDB always have a primary key (clustered index) other indexes point to the primary key “value” </text:span></text:p>
              </text:list-item>
              <text:list-item>
                <text:p text:style-name="P7"><text:span text:style-name="T5">Postgres only have secondary indexes and all indexes point directly to the row_id which lives in the heap.</text:span></text:p>
              </text:list-item>
            </text:list>
          </draw:text-box>
        </draw:frame>
        <presentation:notes draw:style-name="dp2">
          <draw:page-thumbnail draw:name="Google Shape;227;gf632cb5141_0_296:notes" draw:style-name="gr1" draw:layer="layout" svg:width="16.932cm" svg:height="9.524cm" svg:x="1.059cm" svg:y="1.905cm" draw:page-number="13" presentation:class="page"/>
          <draw:frame draw:name="Google Shape;228;gf632cb5141_0_29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 concepts - Summary" draw:style-name="dp1" draw:master-page-name="TITLE_5f_AND_5f_BODY" presentation:presentation-page-layout-name="AL2T1">
        <draw:frame draw:name="Google Shape;236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orage concepts - Summary</text:span></text:p>
          </draw:text-box>
        </draw:frame>
        <draw:frame draw:name="Google Shape;237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able</text:span></text:p>
              </text:list-item>
              <text:list-item>
                <text:p text:style-name="P7"><text:span text:style-name="T4">Row_id</text:span></text:p>
              </text:list-item>
              <text:list-item>
                <text:p text:style-name="P7"><text:span text:style-name="T4">Page</text:span></text:p>
              </text:list-item>
              <text:list-item>
                <text:p text:style-name="P7"><text:span text:style-name="T4">IO</text:span></text:p>
              </text:list-item>
              <text:list-item>
                <text:p text:style-name="P7"><text:span text:style-name="T4">Heap data structure </text:span></text:p>
              </text:list-item>
              <text:list-item>
                <text:p text:style-name="P7"><text:span text:style-name="T4">Index data structure b-tree</text:span></text:p>
              </text:list-item>
              <text:list-item>
                <text:p text:style-name="P7"><text:span text:style-name="T4">Example of a query</text:span></text:p>
              </text:list-item>
            </text:list>
          </draw:text-box>
        </draw:frame>
        <presentation:notes draw:style-name="dp2">
          <draw:page-thumbnail draw:name="Google Shape;233;gf632cb5141_0_291:notes" draw:style-name="gr1" draw:layer="layout" svg:width="16.932cm" svg:height="9.524cm" svg:x="1.059cm" svg:y="1.905cm" draw:page-number="14" presentation:class="page"/>
          <draw:frame draw:name="Google Shape;234;gf632cb5141_0_29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8"/>
    <meta:generator>LibreOfficeDev/6.0.5.2$Linux_X86_64 LibreOffice_project/</meta:generator>
  </office:meta>
</office:document-meta>
</file>